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0701in"/>
    </style:style>
    <style:style style:name="co2" style:family="table-column">
      <style:table-column-properties fo:break-before="auto" style:column-width="1.3256in"/>
    </style:style>
    <style:style style:name="co3" style:family="table-column">
      <style:table-column-properties fo:break-before="auto" style:column-width="0.5693in"/>
    </style:style>
    <style:style style:name="co4" style:family="table-column">
      <style:table-column-properties fo:break-before="auto" style:column-width="0.5102in"/>
    </style:style>
    <style:style style:name="co5" style:family="table-column">
      <style:table-column-properties fo:break-before="auto" style:column-width="0.58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 table:use-wildcards="true"/>
      <table:table table:name="*summary" table:style-name="ta1">
        <table:shapes>
          <draw:frame draw:z-index="0" draw:style-name="gr1" draw:text-style-name="P1" svg:width="10.3063in" svg:height="7.6236in" svg:x="4.2827in" svg:y="1.0146in">
            <draw:object draw:notify-on-update-of-ranges="'*summary'.A1:'*summary'.A1 '*summary'.A2:'*summary'.A92 '*summary'.D1:'*summary'.D1 '*summary'.D2:'*summary'.D9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%cycle number</text:p>
          </table:table-cell>
          <table:table-cell office:value-type="string" calcext:value-type="string">
            <text:p><text:s/>t_charge(seconds)</text:p>
          </table:table-cell>
          <table:table-cell office:value-type="string" calcext:value-type="string">
            <text:p><text:s/>mVcell</text:p>
          </table:table-cell>
          <table:table-cell office:value-type="string" calcext:value-type="string">
            <text:p><text:s/>mAh</text:p>
          </table:table-cell>
          <table:table-cell office:value-type="string" calcext:value-type="string">
            <text:p><text:s/>mW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94" calcext:value-type="float">
            <text:p>1594</text:p>
          </table:table-cell>
          <table:table-cell office:value-type="float" office:value="4101" calcext:value-type="float">
            <text:p>4101</text:p>
          </table:table-cell>
          <table:table-cell office:value-type="float" office:value="33238" calcext:value-type="float">
            <text:p>33238</text:p>
          </table:table-cell>
          <table:table-cell office:value-type="float" office:value="126839" calcext:value-type="float">
            <text:p>1268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22" calcext:value-type="float">
            <text:p>1622</text:p>
          </table:table-cell>
          <table:table-cell office:value-type="float" office:value="4101" calcext:value-type="float">
            <text:p>4101</text:p>
          </table:table-cell>
          <table:table-cell office:value-type="float" office:value="33826" calcext:value-type="float">
            <text:p>33826</text:p>
          </table:table-cell>
          <table:table-cell office:value-type="float" office:value="128641" calcext:value-type="float">
            <text:p>1286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26" calcext:value-type="float">
            <text:p>1626</text:p>
          </table:table-cell>
          <table:table-cell office:value-type="float" office:value="4101" calcext:value-type="float">
            <text:p>4101</text:p>
          </table:table-cell>
          <table:table-cell office:value-type="float" office:value="33895" calcext:value-type="float">
            <text:p>33895</text:p>
          </table:table-cell>
          <table:table-cell office:value-type="float" office:value="128838" calcext:value-type="float">
            <text:p>1288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25" calcext:value-type="float">
            <text:p>1625</text:p>
          </table:table-cell>
          <table:table-cell office:value-type="float" office:value="4101" calcext:value-type="float">
            <text:p>4101</text:p>
          </table:table-cell>
          <table:table-cell office:value-type="float" office:value="33868" calcext:value-type="float">
            <text:p>33868</text:p>
          </table:table-cell>
          <table:table-cell office:value-type="float" office:value="128717" calcext:value-type="float">
            <text:p>1287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20" calcext:value-type="float">
            <text:p>1620</text:p>
          </table:table-cell>
          <table:table-cell office:value-type="float" office:value="4101" calcext:value-type="float">
            <text:p>4101</text:p>
          </table:table-cell>
          <table:table-cell office:value-type="float" office:value="33784" calcext:value-type="float">
            <text:p>33784</text:p>
          </table:table-cell>
          <table:table-cell office:value-type="float" office:value="128384" calcext:value-type="float">
            <text:p>1283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16" calcext:value-type="float">
            <text:p>1616</text:p>
          </table:table-cell>
          <table:table-cell office:value-type="float" office:value="4101" calcext:value-type="float">
            <text:p>4101</text:p>
          </table:table-cell>
          <table:table-cell office:value-type="float" office:value="33701" calcext:value-type="float">
            <text:p>33701</text:p>
          </table:table-cell>
          <table:table-cell office:value-type="float" office:value="128072" calcext:value-type="float">
            <text:p>1280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13" calcext:value-type="float">
            <text:p>1613</text:p>
          </table:table-cell>
          <table:table-cell office:value-type="float" office:value="4101" calcext:value-type="float">
            <text:p>4101</text:p>
          </table:table-cell>
          <table:table-cell office:value-type="float" office:value="33618" calcext:value-type="float">
            <text:p>33618</text:p>
          </table:table-cell>
          <table:table-cell office:value-type="float" office:value="127771" calcext:value-type="float">
            <text:p>12777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08" calcext:value-type="float">
            <text:p>1608</text:p>
          </table:table-cell>
          <table:table-cell office:value-type="float" office:value="4101" calcext:value-type="float">
            <text:p>4101</text:p>
          </table:table-cell>
          <table:table-cell office:value-type="float" office:value="33534" calcext:value-type="float">
            <text:p>33534</text:p>
          </table:table-cell>
          <table:table-cell office:value-type="float" office:value="127460" calcext:value-type="float">
            <text:p>12746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09" calcext:value-type="float">
            <text:p>1609</text:p>
          </table:table-cell>
          <table:table-cell office:value-type="float" office:value="4101" calcext:value-type="float">
            <text:p>4101</text:p>
          </table:table-cell>
          <table:table-cell office:value-type="float" office:value="33555" calcext:value-type="float">
            <text:p>33555</text:p>
          </table:table-cell>
          <table:table-cell office:value-type="float" office:value="127524" calcext:value-type="float">
            <text:p>1275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08" calcext:value-type="float">
            <text:p>1608</text:p>
          </table:table-cell>
          <table:table-cell office:value-type="float" office:value="4101" calcext:value-type="float">
            <text:p>4101</text:p>
          </table:table-cell>
          <table:table-cell office:value-type="float" office:value="33534" calcext:value-type="float">
            <text:p>33534</text:p>
          </table:table-cell>
          <table:table-cell office:value-type="float" office:value="127434" calcext:value-type="float">
            <text:p>12743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06" calcext:value-type="float">
            <text:p>1606</text:p>
          </table:table-cell>
          <table:table-cell office:value-type="float" office:value="4101" calcext:value-type="float">
            <text:p>4101</text:p>
          </table:table-cell>
          <table:table-cell office:value-type="float" office:value="33492" calcext:value-type="float">
            <text:p>33492</text:p>
          </table:table-cell>
          <table:table-cell office:value-type="float" office:value="127278" calcext:value-type="float">
            <text:p>12727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01" calcext:value-type="float">
            <text:p>1601</text:p>
          </table:table-cell>
          <table:table-cell office:value-type="float" office:value="4101" calcext:value-type="float">
            <text:p>4101</text:p>
          </table:table-cell>
          <table:table-cell office:value-type="float" office:value="33388" calcext:value-type="float">
            <text:p>33388</text:p>
          </table:table-cell>
          <table:table-cell office:value-type="float" office:value="126893" calcext:value-type="float">
            <text:p>12689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97" calcext:value-type="float">
            <text:p>1597</text:p>
          </table:table-cell>
          <table:table-cell office:value-type="float" office:value="4101" calcext:value-type="float">
            <text:p>4101</text:p>
          </table:table-cell>
          <table:table-cell office:value-type="float" office:value="33305" calcext:value-type="float">
            <text:p>33305</text:p>
          </table:table-cell>
          <table:table-cell office:value-type="float" office:value="126588" calcext:value-type="float">
            <text:p>12658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93" calcext:value-type="float">
            <text:p>1593</text:p>
          </table:table-cell>
          <table:table-cell office:value-type="float" office:value="4101" calcext:value-type="float">
            <text:p>4101</text:p>
          </table:table-cell>
          <table:table-cell office:value-type="float" office:value="33217" calcext:value-type="float">
            <text:p>33217</text:p>
          </table:table-cell>
          <table:table-cell office:value-type="float" office:value="126268" calcext:value-type="float">
            <text:p>1262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87" calcext:value-type="float">
            <text:p>1587</text:p>
          </table:table-cell>
          <table:table-cell office:value-type="float" office:value="4101" calcext:value-type="float">
            <text:p>4101</text:p>
          </table:table-cell>
          <table:table-cell office:value-type="float" office:value="33097" calcext:value-type="float">
            <text:p>33097</text:p>
          </table:table-cell>
          <table:table-cell office:value-type="float" office:value="125835" calcext:value-type="float">
            <text:p>1258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85" calcext:value-type="float">
            <text:p>1585</text:p>
          </table:table-cell>
          <table:table-cell office:value-type="float" office:value="4101" calcext:value-type="float">
            <text:p>4101</text:p>
          </table:table-cell>
          <table:table-cell office:value-type="float" office:value="33055" calcext:value-type="float">
            <text:p>33055</text:p>
          </table:table-cell>
          <table:table-cell office:value-type="float" office:value="125685" calcext:value-type="float">
            <text:p>12568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93" calcext:value-type="float">
            <text:p>1593</text:p>
          </table:table-cell>
          <table:table-cell office:value-type="float" office:value="4101" calcext:value-type="float">
            <text:p>4101</text:p>
          </table:table-cell>
          <table:table-cell office:value-type="float" office:value="33222" calcext:value-type="float">
            <text:p>33222</text:p>
          </table:table-cell>
          <table:table-cell office:value-type="float" office:value="126287" calcext:value-type="float">
            <text:p>12628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06" calcext:value-type="float">
            <text:p>1606</text:p>
          </table:table-cell>
          <table:table-cell office:value-type="float" office:value="4101" calcext:value-type="float">
            <text:p>4101</text:p>
          </table:table-cell>
          <table:table-cell office:value-type="float" office:value="33493" calcext:value-type="float">
            <text:p>33493</text:p>
          </table:table-cell>
          <table:table-cell office:value-type="float" office:value="127245" calcext:value-type="float">
            <text:p>12724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15" calcext:value-type="float">
            <text:p>1615</text:p>
          </table:table-cell>
          <table:table-cell office:value-type="float" office:value="4101" calcext:value-type="float">
            <text:p>4101</text:p>
          </table:table-cell>
          <table:table-cell office:value-type="float" office:value="33680" calcext:value-type="float">
            <text:p>33680</text:p>
          </table:table-cell>
          <table:table-cell office:value-type="float" office:value="127900" calcext:value-type="float">
            <text:p>1279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25" calcext:value-type="float">
            <text:p>1625</text:p>
          </table:table-cell>
          <table:table-cell office:value-type="float" office:value="4101" calcext:value-type="float">
            <text:p>4101</text:p>
          </table:table-cell>
          <table:table-cell office:value-type="float" office:value="33889" calcext:value-type="float">
            <text:p>33889</text:p>
          </table:table-cell>
          <table:table-cell office:value-type="float" office:value="128640" calcext:value-type="float">
            <text:p>1286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33" calcext:value-type="float">
            <text:p>1633</text:p>
          </table:table-cell>
          <table:table-cell office:value-type="float" office:value="4101" calcext:value-type="float">
            <text:p>4101</text:p>
          </table:table-cell>
          <table:table-cell office:value-type="float" office:value="34054" calcext:value-type="float">
            <text:p>34054</text:p>
          </table:table-cell>
          <table:table-cell office:value-type="float" office:value="129221" calcext:value-type="float">
            <text:p>1292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39" calcext:value-type="float">
            <text:p>1639</text:p>
          </table:table-cell>
          <table:table-cell office:value-type="float" office:value="4101" calcext:value-type="float">
            <text:p>4101</text:p>
          </table:table-cell>
          <table:table-cell office:value-type="float" office:value="34162" calcext:value-type="float">
            <text:p>34162</text:p>
          </table:table-cell>
          <table:table-cell office:value-type="float" office:value="129600" calcext:value-type="float">
            <text:p>1296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645" calcext:value-type="float">
            <text:p>1645</text:p>
          </table:table-cell>
          <table:table-cell office:value-type="float" office:value="4101" calcext:value-type="float">
            <text:p>4101</text:p>
          </table:table-cell>
          <table:table-cell office:value-type="float" office:value="34301" calcext:value-type="float">
            <text:p>34301</text:p>
          </table:table-cell>
          <table:table-cell office:value-type="float" office:value="130093" calcext:value-type="float">
            <text:p>13009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647" calcext:value-type="float">
            <text:p>1647</text:p>
          </table:table-cell>
          <table:table-cell office:value-type="float" office:value="4101" calcext:value-type="float">
            <text:p>4101</text:p>
          </table:table-cell>
          <table:table-cell office:value-type="float" office:value="34347" calcext:value-type="float">
            <text:p>34347</text:p>
          </table:table-cell>
          <table:table-cell office:value-type="float" office:value="130245" calcext:value-type="float">
            <text:p>13024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49" calcext:value-type="float">
            <text:p>1649</text:p>
          </table:table-cell>
          <table:table-cell office:value-type="float" office:value="4101" calcext:value-type="float">
            <text:p>4101</text:p>
          </table:table-cell>
          <table:table-cell office:value-type="float" office:value="34389" calcext:value-type="float">
            <text:p>34389</text:p>
          </table:table-cell>
          <table:table-cell office:value-type="float" office:value="130389" calcext:value-type="float">
            <text:p>13038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649" calcext:value-type="float">
            <text:p>1649</text:p>
          </table:table-cell>
          <table:table-cell office:value-type="float" office:value="4101" calcext:value-type="float">
            <text:p>4101</text:p>
          </table:table-cell>
          <table:table-cell office:value-type="float" office:value="34369" calcext:value-type="float">
            <text:p>34369</text:p>
          </table:table-cell>
          <table:table-cell office:value-type="float" office:value="130315" calcext:value-type="float">
            <text:p>13031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640" calcext:value-type="float">
            <text:p>1640</text:p>
          </table:table-cell>
          <table:table-cell office:value-type="float" office:value="4101" calcext:value-type="float">
            <text:p>4101</text:p>
          </table:table-cell>
          <table:table-cell office:value-type="float" office:value="34201" calcext:value-type="float">
            <text:p>34201</text:p>
          </table:table-cell>
          <table:table-cell office:value-type="float" office:value="129681" calcext:value-type="float">
            <text:p>12968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622" calcext:value-type="float">
            <text:p>1622</text:p>
          </table:table-cell>
          <table:table-cell office:value-type="float" office:value="4101" calcext:value-type="float">
            <text:p>4101</text:p>
          </table:table-cell>
          <table:table-cell office:value-type="float" office:value="33825" calcext:value-type="float">
            <text:p>33825</text:p>
          </table:table-cell>
          <table:table-cell office:value-type="float" office:value="128364" calcext:value-type="float">
            <text:p>12836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615" calcext:value-type="float">
            <text:p>1615</text:p>
          </table:table-cell>
          <table:table-cell office:value-type="float" office:value="4101" calcext:value-type="float">
            <text:p>4101</text:p>
          </table:table-cell>
          <table:table-cell office:value-type="float" office:value="33660" calcext:value-type="float">
            <text:p>33660</text:p>
          </table:table-cell>
          <table:table-cell office:value-type="float" office:value="127773" calcext:value-type="float">
            <text:p>12777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13" calcext:value-type="float">
            <text:p>1613</text:p>
          </table:table-cell>
          <table:table-cell office:value-type="float" office:value="4101" calcext:value-type="float">
            <text:p>4101</text:p>
          </table:table-cell>
          <table:table-cell office:value-type="float" office:value="33638" calcext:value-type="float">
            <text:p>33638</text:p>
          </table:table-cell>
          <table:table-cell office:value-type="float" office:value="127689" calcext:value-type="float">
            <text:p>12768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08" calcext:value-type="float">
            <text:p>1608</text:p>
          </table:table-cell>
          <table:table-cell office:value-type="float" office:value="4101" calcext:value-type="float">
            <text:p>4101</text:p>
          </table:table-cell>
          <table:table-cell office:value-type="float" office:value="33534" calcext:value-type="float">
            <text:p>33534</text:p>
          </table:table-cell>
          <table:table-cell office:value-type="float" office:value="127311" calcext:value-type="float">
            <text:p>12731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05" calcext:value-type="float">
            <text:p>1605</text:p>
          </table:table-cell>
          <table:table-cell office:value-type="float" office:value="4101" calcext:value-type="float">
            <text:p>4101</text:p>
          </table:table-cell>
          <table:table-cell office:value-type="float" office:value="33471" calcext:value-type="float">
            <text:p>33471</text:p>
          </table:table-cell>
          <table:table-cell office:value-type="float" office:value="127085" calcext:value-type="float">
            <text:p>12708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603" calcext:value-type="float">
            <text:p>1603</text:p>
          </table:table-cell>
          <table:table-cell office:value-type="float" office:value="4101" calcext:value-type="float">
            <text:p>4101</text:p>
          </table:table-cell>
          <table:table-cell office:value-type="float" office:value="33430" calcext:value-type="float">
            <text:p>33430</text:p>
          </table:table-cell>
          <table:table-cell office:value-type="float" office:value="126944" calcext:value-type="float">
            <text:p>12694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600" calcext:value-type="float">
            <text:p>1600</text:p>
          </table:table-cell>
          <table:table-cell office:value-type="float" office:value="4101" calcext:value-type="float">
            <text:p>4101</text:p>
          </table:table-cell>
          <table:table-cell office:value-type="float" office:value="33348" calcext:value-type="float">
            <text:p>33348</text:p>
          </table:table-cell>
          <table:table-cell office:value-type="float" office:value="126641" calcext:value-type="float">
            <text:p>12664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98" calcext:value-type="float">
            <text:p>1598</text:p>
          </table:table-cell>
          <table:table-cell office:value-type="float" office:value="4101" calcext:value-type="float">
            <text:p>4101</text:p>
          </table:table-cell>
          <table:table-cell office:value-type="float" office:value="33326" calcext:value-type="float">
            <text:p>33326</text:p>
          </table:table-cell>
          <table:table-cell office:value-type="float" office:value="126554" calcext:value-type="float">
            <text:p>12655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594" calcext:value-type="float">
            <text:p>1594</text:p>
          </table:table-cell>
          <table:table-cell office:value-type="float" office:value="4101" calcext:value-type="float">
            <text:p>4101</text:p>
          </table:table-cell>
          <table:table-cell office:value-type="float" office:value="33234" calcext:value-type="float">
            <text:p>33234</text:p>
          </table:table-cell>
          <table:table-cell office:value-type="float" office:value="126229" calcext:value-type="float">
            <text:p>12622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89" calcext:value-type="float">
            <text:p>1589</text:p>
          </table:table-cell>
          <table:table-cell office:value-type="float" office:value="4101" calcext:value-type="float">
            <text:p>4101</text:p>
          </table:table-cell>
          <table:table-cell office:value-type="float" office:value="33118" calcext:value-type="float">
            <text:p>33118</text:p>
          </table:table-cell>
          <table:table-cell office:value-type="float" office:value="125813" calcext:value-type="float">
            <text:p>12581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584" calcext:value-type="float">
            <text:p>1584</text:p>
          </table:table-cell>
          <table:table-cell office:value-type="float" office:value="4101" calcext:value-type="float">
            <text:p>4101</text:p>
          </table:table-cell>
          <table:table-cell office:value-type="float" office:value="33021" calcext:value-type="float">
            <text:p>33021</text:p>
          </table:table-cell>
          <table:table-cell office:value-type="float" office:value="125463" calcext:value-type="float">
            <text:p>12546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580" calcext:value-type="float">
            <text:p>1580</text:p>
          </table:table-cell>
          <table:table-cell office:value-type="float" office:value="4101" calcext:value-type="float">
            <text:p>4101</text:p>
          </table:table-cell>
          <table:table-cell office:value-type="float" office:value="32951" calcext:value-type="float">
            <text:p>32951</text:p>
          </table:table-cell>
          <table:table-cell office:value-type="float" office:value="125211" calcext:value-type="float">
            <text:p>12521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79" calcext:value-type="float">
            <text:p>1579</text:p>
          </table:table-cell>
          <table:table-cell office:value-type="float" office:value="4101" calcext:value-type="float">
            <text:p>4101</text:p>
          </table:table-cell>
          <table:table-cell office:value-type="float" office:value="32930" calcext:value-type="float">
            <text:p>32930</text:p>
          </table:table-cell>
          <table:table-cell office:value-type="float" office:value="125126" calcext:value-type="float">
            <text:p>12512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576" calcext:value-type="float">
            <text:p>1576</text:p>
          </table:table-cell>
          <table:table-cell office:value-type="float" office:value="4101" calcext:value-type="float">
            <text:p>4101</text:p>
          </table:table-cell>
          <table:table-cell office:value-type="float" office:value="32867" calcext:value-type="float">
            <text:p>32867</text:p>
          </table:table-cell>
          <table:table-cell office:value-type="float" office:value="124899" calcext:value-type="float">
            <text:p>12489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573" calcext:value-type="float">
            <text:p>1573</text:p>
          </table:table-cell>
          <table:table-cell office:value-type="float" office:value="4101" calcext:value-type="float">
            <text:p>4101</text:p>
          </table:table-cell>
          <table:table-cell office:value-type="float" office:value="32805" calcext:value-type="float">
            <text:p>32805</text:p>
          </table:table-cell>
          <table:table-cell office:value-type="float" office:value="124672" calcext:value-type="float">
            <text:p>12467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572" calcext:value-type="float">
            <text:p>1572</text:p>
          </table:table-cell>
          <table:table-cell office:value-type="float" office:value="4101" calcext:value-type="float">
            <text:p>4101</text:p>
          </table:table-cell>
          <table:table-cell office:value-type="float" office:value="32763" calcext:value-type="float">
            <text:p>32763</text:p>
          </table:table-cell>
          <table:table-cell office:value-type="float" office:value="124532" calcext:value-type="float">
            <text:p>12453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70" calcext:value-type="float">
            <text:p>1570</text:p>
          </table:table-cell>
          <table:table-cell office:value-type="float" office:value="4101" calcext:value-type="float">
            <text:p>4101</text:p>
          </table:table-cell>
          <table:table-cell office:value-type="float" office:value="32721" calcext:value-type="float">
            <text:p>32721</text:p>
          </table:table-cell>
          <table:table-cell office:value-type="float" office:value="124374" calcext:value-type="float">
            <text:p>12437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71" calcext:value-type="float">
            <text:p>1571</text:p>
          </table:table-cell>
          <table:table-cell office:value-type="float" office:value="4101" calcext:value-type="float">
            <text:p>4101</text:p>
          </table:table-cell>
          <table:table-cell office:value-type="float" office:value="32744" calcext:value-type="float">
            <text:p>32744</text:p>
          </table:table-cell>
          <table:table-cell office:value-type="float" office:value="124455" calcext:value-type="float">
            <text:p>12445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75" calcext:value-type="float">
            <text:p>1575</text:p>
          </table:table-cell>
          <table:table-cell office:value-type="float" office:value="4101" calcext:value-type="float">
            <text:p>4101</text:p>
          </table:table-cell>
          <table:table-cell office:value-type="float" office:value="32828" calcext:value-type="float">
            <text:p>32828</text:p>
          </table:table-cell>
          <table:table-cell office:value-type="float" office:value="124764" calcext:value-type="float">
            <text:p>12476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582" calcext:value-type="float">
            <text:p>1582</text:p>
          </table:table-cell>
          <table:table-cell office:value-type="float" office:value="4101" calcext:value-type="float">
            <text:p>4101</text:p>
          </table:table-cell>
          <table:table-cell office:value-type="float" office:value="32991" calcext:value-type="float">
            <text:p>32991</text:p>
          </table:table-cell>
          <table:table-cell office:value-type="float" office:value="125336" calcext:value-type="float">
            <text:p>12533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85" calcext:value-type="float">
            <text:p>1585</text:p>
          </table:table-cell>
          <table:table-cell office:value-type="float" office:value="4101" calcext:value-type="float">
            <text:p>4101</text:p>
          </table:table-cell>
          <table:table-cell office:value-type="float" office:value="33054" calcext:value-type="float">
            <text:p>33054</text:p>
          </table:table-cell>
          <table:table-cell office:value-type="float" office:value="125557" calcext:value-type="float">
            <text:p>12555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591" calcext:value-type="float">
            <text:p>1591</text:p>
          </table:table-cell>
          <table:table-cell office:value-type="float" office:value="4101" calcext:value-type="float">
            <text:p>4101</text:p>
          </table:table-cell>
          <table:table-cell office:value-type="float" office:value="33179" calcext:value-type="float">
            <text:p>33179</text:p>
          </table:table-cell>
          <table:table-cell office:value-type="float" office:value="125997" calcext:value-type="float">
            <text:p>12599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97" calcext:value-type="float">
            <text:p>1597</text:p>
          </table:table-cell>
          <table:table-cell office:value-type="float" office:value="4101" calcext:value-type="float">
            <text:p>4101</text:p>
          </table:table-cell>
          <table:table-cell office:value-type="float" office:value="33285" calcext:value-type="float">
            <text:p>33285</text:p>
          </table:table-cell>
          <table:table-cell office:value-type="float" office:value="126379" calcext:value-type="float">
            <text:p>12637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607" calcext:value-type="float">
            <text:p>1607</text:p>
          </table:table-cell>
          <table:table-cell office:value-type="float" office:value="4101" calcext:value-type="float">
            <text:p>4101</text:p>
          </table:table-cell>
          <table:table-cell office:value-type="float" office:value="33500" calcext:value-type="float">
            <text:p>33500</text:p>
          </table:table-cell>
          <table:table-cell office:value-type="float" office:value="127148" calcext:value-type="float">
            <text:p>12714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612" calcext:value-type="float">
            <text:p>1612</text:p>
          </table:table-cell>
          <table:table-cell office:value-type="float" office:value="4101" calcext:value-type="float">
            <text:p>4101</text:p>
          </table:table-cell>
          <table:table-cell office:value-type="float" office:value="33597" calcext:value-type="float">
            <text:p>33597</text:p>
          </table:table-cell>
          <table:table-cell office:value-type="float" office:value="127482" calcext:value-type="float">
            <text:p>12748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616" calcext:value-type="float">
            <text:p>1616</text:p>
          </table:table-cell>
          <table:table-cell office:value-type="float" office:value="4101" calcext:value-type="float">
            <text:p>4101</text:p>
          </table:table-cell>
          <table:table-cell office:value-type="float" office:value="33701" calcext:value-type="float">
            <text:p>33701</text:p>
          </table:table-cell>
          <table:table-cell office:value-type="float" office:value="127846" calcext:value-type="float">
            <text:p>12784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621" calcext:value-type="float">
            <text:p>1621</text:p>
          </table:table-cell>
          <table:table-cell office:value-type="float" office:value="4101" calcext:value-type="float">
            <text:p>4101</text:p>
          </table:table-cell>
          <table:table-cell office:value-type="float" office:value="33787" calcext:value-type="float">
            <text:p>33787</text:p>
          </table:table-cell>
          <table:table-cell office:value-type="float" office:value="128159" calcext:value-type="float">
            <text:p>12815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623" calcext:value-type="float">
            <text:p>1623</text:p>
          </table:table-cell>
          <table:table-cell office:value-type="float" office:value="4101" calcext:value-type="float">
            <text:p>4101</text:p>
          </table:table-cell>
          <table:table-cell office:value-type="float" office:value="33828" calcext:value-type="float">
            <text:p>33828</text:p>
          </table:table-cell>
          <table:table-cell office:value-type="float" office:value="128303" calcext:value-type="float">
            <text:p>12830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623" calcext:value-type="float">
            <text:p>1623</text:p>
          </table:table-cell>
          <table:table-cell office:value-type="float" office:value="4101" calcext:value-type="float">
            <text:p>4101</text:p>
          </table:table-cell>
          <table:table-cell office:value-type="float" office:value="33847" calcext:value-type="float">
            <text:p>33847</text:p>
          </table:table-cell>
          <table:table-cell office:value-type="float" office:value="128355" calcext:value-type="float">
            <text:p>12835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618" calcext:value-type="float">
            <text:p>1618</text:p>
          </table:table-cell>
          <table:table-cell office:value-type="float" office:value="4101" calcext:value-type="float">
            <text:p>4101</text:p>
          </table:table-cell>
          <table:table-cell office:value-type="float" office:value="33722" calcext:value-type="float">
            <text:p>33722</text:p>
          </table:table-cell>
          <table:table-cell office:value-type="float" office:value="127912" calcext:value-type="float">
            <text:p>12791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612" calcext:value-type="float">
            <text:p>1612</text:p>
          </table:table-cell>
          <table:table-cell office:value-type="float" office:value="4101" calcext:value-type="float">
            <text:p>4101</text:p>
          </table:table-cell>
          <table:table-cell office:value-type="float" office:value="33618" calcext:value-type="float">
            <text:p>33618</text:p>
          </table:table-cell>
          <table:table-cell office:value-type="float" office:value="127532" calcext:value-type="float">
            <text:p>12753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607" calcext:value-type="float">
            <text:p>1607</text:p>
          </table:table-cell>
          <table:table-cell office:value-type="float" office:value="4101" calcext:value-type="float">
            <text:p>4101</text:p>
          </table:table-cell>
          <table:table-cell office:value-type="float" office:value="33513" calcext:value-type="float">
            <text:p>33513</text:p>
          </table:table-cell>
          <table:table-cell office:value-type="float" office:value="127155" calcext:value-type="float">
            <text:p>12715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604" calcext:value-type="float">
            <text:p>1604</text:p>
          </table:table-cell>
          <table:table-cell office:value-type="float" office:value="4101" calcext:value-type="float">
            <text:p>4101</text:p>
          </table:table-cell>
          <table:table-cell office:value-type="float" office:value="33431" calcext:value-type="float">
            <text:p>33431</text:p>
          </table:table-cell>
          <table:table-cell office:value-type="float" office:value="126868" calcext:value-type="float">
            <text:p>12686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603" calcext:value-type="float">
            <text:p>1603</text:p>
          </table:table-cell>
          <table:table-cell office:value-type="float" office:value="4101" calcext:value-type="float">
            <text:p>4101</text:p>
          </table:table-cell>
          <table:table-cell office:value-type="float" office:value="33430" calcext:value-type="float">
            <text:p>33430</text:p>
          </table:table-cell>
          <table:table-cell office:value-type="float" office:value="126857" calcext:value-type="float">
            <text:p>12685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601" calcext:value-type="float">
            <text:p>1601</text:p>
          </table:table-cell>
          <table:table-cell office:value-type="float" office:value="4101" calcext:value-type="float">
            <text:p>4101</text:p>
          </table:table-cell>
          <table:table-cell office:value-type="float" office:value="33368" calcext:value-type="float">
            <text:p>33368</text:p>
          </table:table-cell>
          <table:table-cell office:value-type="float" office:value="126647" calcext:value-type="float">
            <text:p>12664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598" calcext:value-type="float">
            <text:p>1598</text:p>
          </table:table-cell>
          <table:table-cell office:value-type="float" office:value="4101" calcext:value-type="float">
            <text:p>4101</text:p>
          </table:table-cell>
          <table:table-cell office:value-type="float" office:value="33306" calcext:value-type="float">
            <text:p>33306</text:p>
          </table:table-cell>
          <table:table-cell office:value-type="float" office:value="126414" calcext:value-type="float">
            <text:p>12641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594" calcext:value-type="float">
            <text:p>1594</text:p>
          </table:table-cell>
          <table:table-cell office:value-type="float" office:value="4101" calcext:value-type="float">
            <text:p>4101</text:p>
          </table:table-cell>
          <table:table-cell office:value-type="float" office:value="33242" calcext:value-type="float">
            <text:p>33242</text:p>
          </table:table-cell>
          <table:table-cell office:value-type="float" office:value="126178" calcext:value-type="float">
            <text:p>12617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91" calcext:value-type="float">
            <text:p>1591</text:p>
          </table:table-cell>
          <table:table-cell office:value-type="float" office:value="4101" calcext:value-type="float">
            <text:p>4101</text:p>
          </table:table-cell>
          <table:table-cell office:value-type="float" office:value="33180" calcext:value-type="float">
            <text:p>33180</text:p>
          </table:table-cell>
          <table:table-cell office:value-type="float" office:value="125961" calcext:value-type="float">
            <text:p>12596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587" calcext:value-type="float">
            <text:p>1587</text:p>
          </table:table-cell>
          <table:table-cell office:value-type="float" office:value="4101" calcext:value-type="float">
            <text:p>4101</text:p>
          </table:table-cell>
          <table:table-cell office:value-type="float" office:value="33076" calcext:value-type="float">
            <text:p>33076</text:p>
          </table:table-cell>
          <table:table-cell office:value-type="float" office:value="125587" calcext:value-type="float">
            <text:p>12558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584" calcext:value-type="float">
            <text:p>1584</text:p>
          </table:table-cell>
          <table:table-cell office:value-type="float" office:value="4101" calcext:value-type="float">
            <text:p>4101</text:p>
          </table:table-cell>
          <table:table-cell office:value-type="float" office:value="33021" calcext:value-type="float">
            <text:p>33021</text:p>
          </table:table-cell>
          <table:table-cell office:value-type="float" office:value="125390" calcext:value-type="float">
            <text:p>12539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583" calcext:value-type="float">
            <text:p>1583</text:p>
          </table:table-cell>
          <table:table-cell office:value-type="float" office:value="4101" calcext:value-type="float">
            <text:p>4101</text:p>
          </table:table-cell>
          <table:table-cell office:value-type="float" office:value="33013" calcext:value-type="float">
            <text:p>33013</text:p>
          </table:table-cell>
          <table:table-cell office:value-type="float" office:value="125356" calcext:value-type="float">
            <text:p>12535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581" calcext:value-type="float">
            <text:p>1581</text:p>
          </table:table-cell>
          <table:table-cell office:value-type="float" office:value="4101" calcext:value-type="float">
            <text:p>4101</text:p>
          </table:table-cell>
          <table:table-cell office:value-type="float" office:value="32972" calcext:value-type="float">
            <text:p>32972</text:p>
          </table:table-cell>
          <table:table-cell office:value-type="float" office:value="125201" calcext:value-type="float">
            <text:p>12520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81" calcext:value-type="float">
            <text:p>1581</text:p>
          </table:table-cell>
          <table:table-cell office:value-type="float" office:value="4101" calcext:value-type="float">
            <text:p>4101</text:p>
          </table:table-cell>
          <table:table-cell office:value-type="float" office:value="32972" calcext:value-type="float">
            <text:p>32972</text:p>
          </table:table-cell>
          <table:table-cell office:value-type="float" office:value="125203" calcext:value-type="float">
            <text:p>12520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579" calcext:value-type="float">
            <text:p>1579</text:p>
          </table:table-cell>
          <table:table-cell office:value-type="float" office:value="4101" calcext:value-type="float">
            <text:p>4101</text:p>
          </table:table-cell>
          <table:table-cell office:value-type="float" office:value="32930" calcext:value-type="float">
            <text:p>32930</text:p>
          </table:table-cell>
          <table:table-cell office:value-type="float" office:value="125054" calcext:value-type="float">
            <text:p>12505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578" calcext:value-type="float">
            <text:p>1578</text:p>
          </table:table-cell>
          <table:table-cell office:value-type="float" office:value="4101" calcext:value-type="float">
            <text:p>4101</text:p>
          </table:table-cell>
          <table:table-cell office:value-type="float" office:value="32909" calcext:value-type="float">
            <text:p>32909</text:p>
          </table:table-cell>
          <table:table-cell office:value-type="float" office:value="124979" calcext:value-type="float">
            <text:p>12497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576" calcext:value-type="float">
            <text:p>1576</text:p>
          </table:table-cell>
          <table:table-cell office:value-type="float" office:value="4101" calcext:value-type="float">
            <text:p>4101</text:p>
          </table:table-cell>
          <table:table-cell office:value-type="float" office:value="32867" calcext:value-type="float">
            <text:p>32867</text:p>
          </table:table-cell>
          <table:table-cell office:value-type="float" office:value="124826" calcext:value-type="float">
            <text:p>12482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73" calcext:value-type="float">
            <text:p>1573</text:p>
          </table:table-cell>
          <table:table-cell office:value-type="float" office:value="4101" calcext:value-type="float">
            <text:p>4101</text:p>
          </table:table-cell>
          <table:table-cell office:value-type="float" office:value="32801" calcext:value-type="float">
            <text:p>32801</text:p>
          </table:table-cell>
          <table:table-cell office:value-type="float" office:value="124582" calcext:value-type="float">
            <text:p>12458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77" calcext:value-type="float">
            <text:p>1577</text:p>
          </table:table-cell>
          <table:table-cell office:value-type="float" office:value="4101" calcext:value-type="float">
            <text:p>4101</text:p>
          </table:table-cell>
          <table:table-cell office:value-type="float" office:value="32888" calcext:value-type="float">
            <text:p>32888</text:p>
          </table:table-cell>
          <table:table-cell office:value-type="float" office:value="124899" calcext:value-type="float">
            <text:p>12489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585" calcext:value-type="float">
            <text:p>1585</text:p>
          </table:table-cell>
          <table:table-cell office:value-type="float" office:value="4101" calcext:value-type="float">
            <text:p>4101</text:p>
          </table:table-cell>
          <table:table-cell office:value-type="float" office:value="33055" calcext:value-type="float">
            <text:p>33055</text:p>
          </table:table-cell>
          <table:table-cell office:value-type="float" office:value="125497" calcext:value-type="float">
            <text:p>12549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595" calcext:value-type="float">
            <text:p>1595</text:p>
          </table:table-cell>
          <table:table-cell office:value-type="float" office:value="4101" calcext:value-type="float">
            <text:p>4101</text:p>
          </table:table-cell>
          <table:table-cell office:value-type="float" office:value="33243" calcext:value-type="float">
            <text:p>33243</text:p>
          </table:table-cell>
          <table:table-cell office:value-type="float" office:value="126171" calcext:value-type="float">
            <text:p>12617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607" calcext:value-type="float">
            <text:p>1607</text:p>
          </table:table-cell>
          <table:table-cell office:value-type="float" office:value="4101" calcext:value-type="float">
            <text:p>4101</text:p>
          </table:table-cell>
          <table:table-cell office:value-type="float" office:value="33513" calcext:value-type="float">
            <text:p>33513</text:p>
          </table:table-cell>
          <table:table-cell office:value-type="float" office:value="127132" calcext:value-type="float">
            <text:p>12713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615" calcext:value-type="float">
            <text:p>1615</text:p>
          </table:table-cell>
          <table:table-cell office:value-type="float" office:value="4101" calcext:value-type="float">
            <text:p>4101</text:p>
          </table:table-cell>
          <table:table-cell office:value-type="float" office:value="33659" calcext:value-type="float">
            <text:p>33659</text:p>
          </table:table-cell>
          <table:table-cell office:value-type="float" office:value="127649" calcext:value-type="float">
            <text:p>12764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11" calcext:value-type="float">
            <text:p>1611</text:p>
          </table:table-cell>
          <table:table-cell office:value-type="float" office:value="4101" calcext:value-type="float">
            <text:p>4101</text:p>
          </table:table-cell>
          <table:table-cell office:value-type="float" office:value="33588" calcext:value-type="float">
            <text:p>33588</text:p>
          </table:table-cell>
          <table:table-cell office:value-type="float" office:value="127368" calcext:value-type="float">
            <text:p>12736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600" calcext:value-type="float">
            <text:p>1600</text:p>
          </table:table-cell>
          <table:table-cell office:value-type="float" office:value="4101" calcext:value-type="float">
            <text:p>4101</text:p>
          </table:table-cell>
          <table:table-cell office:value-type="float" office:value="33367" calcext:value-type="float">
            <text:p>33367</text:p>
          </table:table-cell>
          <table:table-cell office:value-type="float" office:value="126592" calcext:value-type="float">
            <text:p>12659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596" calcext:value-type="float">
            <text:p>1596</text:p>
          </table:table-cell>
          <table:table-cell office:value-type="float" office:value="4101" calcext:value-type="float">
            <text:p>4101</text:p>
          </table:table-cell>
          <table:table-cell office:value-type="float" office:value="33284" calcext:value-type="float">
            <text:p>33284</text:p>
          </table:table-cell>
          <table:table-cell office:value-type="float" office:value="126292" calcext:value-type="float">
            <text:p>12629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598" calcext:value-type="float">
            <text:p>1598</text:p>
          </table:table-cell>
          <table:table-cell office:value-type="float" office:value="4101" calcext:value-type="float">
            <text:p>4101</text:p>
          </table:table-cell>
          <table:table-cell office:value-type="float" office:value="33308" calcext:value-type="float">
            <text:p>33308</text:p>
          </table:table-cell>
          <table:table-cell office:value-type="float" office:value="126387" calcext:value-type="float">
            <text:p>12638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602" calcext:value-type="float">
            <text:p>1602</text:p>
          </table:table-cell>
          <table:table-cell office:value-type="float" office:value="4101" calcext:value-type="float">
            <text:p>4101</text:p>
          </table:table-cell>
          <table:table-cell office:value-type="float" office:value="33408" calcext:value-type="float">
            <text:p>33408</text:p>
          </table:table-cell>
          <table:table-cell office:value-type="float" office:value="126742" calcext:value-type="float">
            <text:p>12674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605" calcext:value-type="float">
            <text:p>1605</text:p>
          </table:table-cell>
          <table:table-cell office:value-type="float" office:value="4101" calcext:value-type="float">
            <text:p>4101</text:p>
          </table:table-cell>
          <table:table-cell office:value-type="float" office:value="33452" calcext:value-type="float">
            <text:p>33452</text:p>
          </table:table-cell>
          <table:table-cell office:value-type="float" office:value="126893" calcext:value-type="float">
            <text:p>12689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604" calcext:value-type="float">
            <text:p>1604</text:p>
          </table:table-cell>
          <table:table-cell office:value-type="float" office:value="4101" calcext:value-type="float">
            <text:p>4101</text:p>
          </table:table-cell>
          <table:table-cell office:value-type="float" office:value="33446" calcext:value-type="float">
            <text:p>33446</text:p>
          </table:table-cell>
          <table:table-cell office:value-type="float" office:value="126864" calcext:value-type="float">
            <text:p>12686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603" calcext:value-type="float">
            <text:p>1603</text:p>
          </table:table-cell>
          <table:table-cell office:value-type="float" office:value="4101" calcext:value-type="float">
            <text:p>4101</text:p>
          </table:table-cell>
          <table:table-cell office:value-type="float" office:value="33430" calcext:value-type="float">
            <text:p>33430</text:p>
          </table:table-cell>
          <table:table-cell office:value-type="float" office:value="126808" calcext:value-type="float">
            <text:p>12680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594" calcext:value-type="float">
            <text:p>1594</text:p>
          </table:table-cell>
          <table:table-cell office:value-type="float" office:value="4101" calcext:value-type="float">
            <text:p>4101</text:p>
          </table:table-cell>
          <table:table-cell office:value-type="float" office:value="33238" calcext:value-type="float">
            <text:p>33238</text:p>
          </table:table-cell>
          <table:table-cell office:value-type="float" office:value="126114" calcext:value-type="float">
            <text:p>12611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590" calcext:value-type="float">
            <text:p>1590</text:p>
          </table:table-cell>
          <table:table-cell office:value-type="float" office:value="4101" calcext:value-type="float">
            <text:p>4101</text:p>
          </table:table-cell>
          <table:table-cell office:value-type="float" office:value="33159" calcext:value-type="float">
            <text:p>33159</text:p>
          </table:table-cell>
          <table:table-cell office:value-type="float" office:value="125838" calcext:value-type="float">
            <text:p>12583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85" calcext:value-type="float">
            <text:p>1585</text:p>
          </table:table-cell>
          <table:table-cell office:value-type="float" office:value="4101" calcext:value-type="float">
            <text:p>4101</text:p>
          </table:table-cell>
          <table:table-cell office:value-type="float" office:value="33034" calcext:value-type="float">
            <text:p>33034</text:p>
          </table:table-cell>
          <table:table-cell office:value-type="float" office:value="125388" calcext:value-type="float">
            <text:p>12538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581" calcext:value-type="float">
            <text:p>1581</text:p>
          </table:table-cell>
          <table:table-cell office:value-type="float" office:value="4101" calcext:value-type="float">
            <text:p>4101</text:p>
          </table:table-cell>
          <table:table-cell office:value-type="float" office:value="32971" calcext:value-type="float">
            <text:p>32971</text:p>
          </table:table-cell>
          <table:table-cell office:value-type="float" office:value="125165" calcext:value-type="float">
            <text:p>125165</text:p>
          </table:table-cell>
        </table:table-row>
      </table:table>
      <table:named-expressions/>
      <table:database-ranges>
        <table:database-range table:name="__Anonymous_Sheet_DB__0" table:target-range-address="'*summary'.A1:'*summary'.E9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08-06T00:50:55.822667924</dc:date>
    <meta:editing-duration>PT2H19M2S</meta:editing-duration>
    <meta:editing-cycles>1</meta:editing-cycles>
    <meta:document-statistic meta:table-count="1" meta:cell-count="460" meta:object-count="1"/>
    <meta:generator>LibreOffice/7.1.7.2$MacOSX_X86_64 LibreOffice_project/c6a4e3954236145e2acb0b65f68614365aeee33f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32500" chart:maximum="34500" chart:interval-major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179cm" svg:height="19.365cm" xlink:href=".." xlink:type="simple" chart:class="chart:scatter" chart:style-name="ch1">
        <chart:title svg:x="10.68cm" svg:y="0.523cm" chart:style-name="ch2">
          <text:p>47 Ah FoMoCo Module</text:p>
        </chart:title>
        <chart:plot-area chart:style-name="ch3" table:cell-range-address="'*summary'.A1:'*summary'.A92 '*summary'.D1:'*summary'.D92" chart:data-source-has-labels="row" svg:x="1.541cm" svg:y="1.689cm" svg:width="24.115cm" svg:height="16.301cm">
          <chart:coordinate-region svg:x="2.798cm" svg:y="1.891cm" svg:width="22.554cm" svg:height="15.447cm"/>
          <chart:axis chart:dimension="x" chart:name="primary-x" chart:style-name="ch4">
            <chart:title svg:x="13.126cm" svg:y="18.378cm" chart:style-name="ch5">
              <text:p>Cycle</text:p>
            </chart:title>
          </chart:axis>
          <chart:axis chart:dimension="y" chart:name="primary-y" chart:style-name="ch6">
            <chart:title svg:x="0.451cm" svg:y="10.236cm" chart:style-name="ch7">
              <text:p>mAh</text:p>
            </chart:title>
            <chart:grid chart:style-name="ch8" chart:class="major"/>
          </chart:axis>
          <chart:series chart:style-name="ch9" chart:values-cell-range-address="'*summary'.D2:'*summary'.D92" chart:label-cell-address="'*summary'.D1:'*summary'.D1" chart:class="chart:scatter">
            <chart:domain table:cell-range-address="'*summary'.A2:'*summary'.A92"/>
            <chart:regression-curve chart:style-name="ch10">
              <chart:equation chart:display-equation="true" chart:display-r-square="true" svg:x="9.774cm" svg:y="4.094cm"/>
            </chart:regression-curve>
            <chart:data-point chart:repeated="9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mAh</text:p>
                <draw:g>
                  <svg:desc>'*summary'.D1:'*summary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*summary'.A2:'*summary'.A92</svg:desc>
                </draw:g>
              </table:table-cell>
              <table:table-cell office:value-type="float" office:value="33238">
                <text:p>33238</text:p>
                <draw:g>
                  <svg:desc>'*summary'.D2:'*summary'.D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3826">
                <text:p>338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3895">
                <text:p>338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3868">
                <text:p>338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3784">
                <text:p>337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3701">
                <text:p>337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3618">
                <text:p>336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3534">
                <text:p>335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3555">
                <text:p>335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3534">
                <text:p>335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3492">
                <text:p>334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3388">
                <text:p>333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33305">
                <text:p>333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33217">
                <text:p>332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33097">
                <text:p>330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3055">
                <text:p>330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33222">
                <text:p>332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33493">
                <text:p>334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33680">
                <text:p>3368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33889">
                <text:p>338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34054">
                <text:p>340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34162">
                <text:p>341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34301">
                <text:p>343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34347">
                <text:p>343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34389">
                <text:p>343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34369">
                <text:p>343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34201">
                <text:p>342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33825">
                <text:p>338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33660">
                <text:p>3366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3638">
                <text:p>336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3534">
                <text:p>335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3471">
                <text:p>334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3430">
                <text:p>3343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3348">
                <text:p>333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3326">
                <text:p>333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3234">
                <text:p>332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3118">
                <text:p>331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33021">
                <text:p>330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2951">
                <text:p>329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32930">
                <text:p>3293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32867">
                <text:p>328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32805">
                <text:p>328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32763">
                <text:p>3276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32721">
                <text:p>327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32744">
                <text:p>327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32828">
                <text:p>328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32991">
                <text:p>3299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33054">
                <text:p>3305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33179">
                <text:p>3317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33285">
                <text:p>3328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33500">
                <text:p>335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33597">
                <text:p>335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33701">
                <text:p>337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33787">
                <text:p>3378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33828">
                <text:p>3382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33847">
                <text:p>3384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33722">
                <text:p>3372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33618">
                <text:p>3361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33513">
                <text:p>335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33431">
                <text:p>3343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33430">
                <text:p>3343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33368">
                <text:p>3336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33306">
                <text:p>333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33242">
                <text:p>3324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33180">
                <text:p>3318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33076">
                <text:p>330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33021">
                <text:p>3302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33013">
                <text:p>330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32972">
                <text:p>3297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32972">
                <text:p>3297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32930">
                <text:p>3293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32909">
                <text:p>3290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32867">
                <text:p>328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32801">
                <text:p>328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32888">
                <text:p>3288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33055">
                <text:p>330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33243">
                <text:p>3324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33513">
                <text:p>3351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33659">
                <text:p>3365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33588">
                <text:p>3358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33367">
                <text:p>333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33284">
                <text:p>3328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33308">
                <text:p>333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33408">
                <text:p>3340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33452">
                <text:p>334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33446">
                <text:p>3344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33430">
                <text:p>3343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33238">
                <text:p>332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33159">
                <text:p>3315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33034">
                <text:p>3303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32971">
                <text:p>329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7.2$MacOSX_X86_64 LibreOffice_project/c6a4e3954236145e2acb0b65f68614365aeee33f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